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1"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67_873055836"/><text:bookmark text:name="__Fieldmark__58_3785887165"/><text:bookmark text:name="__Fieldmark__57_2867717601"/><text:bookmark text:name="__Fieldmark__216_888709815"/><text:bookmark text:name="__Fieldmark__80_4015563005"/><text:bookmark text:name="__Fieldmark__77_3709833866"/><text:bookmark text:name="__Fieldmark__557_2459670060"/><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92_873055836"/><text:bookmark text:name="__Fieldmark__77_3785887165"/><text:bookmark text:name="__Fieldmark__70_2867717601"/><text:bookmark text:name="__Fieldmark__228_888709815"/><text:bookmark text:name="__Fieldmark__90_4015563005"/><text:bookmark text:name="__Fieldmark__93_3709833866"/><text:bookmark text:name="__Fieldmark__579_2459670060"/><text:page-number text:select-page="current">0</text:page-number><text:page-count>1</text:page-count><text:table-formula text:formula="ooow:+1" style:data-style-name="N0"/><text:bookmark text:name="__Fieldmark__116_873055836"/><text:bookmark text:name="__Fieldmark__95_3785887165"/><text:bookmark text:name="__Fieldmark__82_2867717601"/><text:bookmark text:name="__Fieldmark__226_888709815"/><text:bookmark text:name="__Fieldmark__99_4015563005"/><text:bookmark text:name="__Fieldmark__108_3709833866"/><text:bookmark text:name="__Fieldmark__600_2459670060"/><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400</meta:editing-cycles>
    <meta:creation-date>2021-02-19T14:39:00</meta:creation-date>
    <dc:date>2026-01-16T12:28:26.560000000</dc:date>
    <dc:language>de-DE</dc:language>
    <meta:editing-duration>PT14H38M28S</meta:editing-duration>
    <meta:generator>LibreOffice/7.3.2.2$Windows_X86_64 LibreOffice_project/49f2b1bff42cfccbd8f788c8dc32c1c309559be0</meta:generator>
    <meta:print-date>2025-10-29T11:57:42.282000000</meta:print-date>
    <meta:document-statistic meta:table-count="0" meta:image-count="0" meta:object-count="0" meta:page-count="1" meta:paragraph-count="2" meta:word-count="6" meta:character-count="53" meta:non-whitespace-character-count="46"/>
    <meta:user-defined meta:name="AppVersion">16.0000</meta:user-defined>
    <meta:user-defined meta:name="Company">msg systems ag</meta:user-defined>
    <meta:user-defined meta:name="CurrPars">A2|5|2|8:{{FIRMA}}|8:Testfirma des graueeeens &amp; Co.Kg|8:{{ORT}}|8:71237 Bad Klausenhausen|8:{{STRAßE}}|8:Wurststraßenplotterei 1524|8:{{STELLE}}|8:Wurstklausverkäufer|8:{{ANSPRECHPARTNER}}|8:Herr Peterberdn|</meta:user-defined>
    <meta:user-defined meta:name="DocSecurity" meta:value-type="float">0</meta:user-defined>
    <meta:user-defined meta:name="HyperlinksChanged" meta:value-type="boolean">false</meta:user-defined>
    <meta:user-defined meta:name="LinksUpToDate" meta:value-type="boolean">false</meta:user-defined>
    <meta:user-defined meta:name="ReplacerDict" meta:value-type="string">D|8:{{FIRMA}}=8:|8:{{ANSCHRIFT}}=8:|8:{{STELLE}}=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Option Explicit

Dim gTemplateFolderURLs() As String
Global oDialog As Object
Dim Tbl_Parameter As Object
Dim ListBox_Templates As Object
Dim Cb_SaveTemplateOnAccept As Object
Dim Cb_TemplateInFolderName As Object
Dim GeneratorDoc As Object
Dim CurrentTemplate As Object 
Dim oSFA As Object
Dim oDialogRunning As Boolean
Dim Init As Boolean
Dim oProps As Object 'UserProperties to save
Dim TempDic As Object
Dim CurrPars() As String
Dim oParameterDataModel As Object


Sub StartUI()	
	Init = True
	GetGeneratorDOCURL
	oProps = GeneratorDoc.DocumentProperties.UserDefinedProperties
	GeneratorDoc.DialogLibraries.loadLibrary("Standard")
	GlobalScope.BasicLibraries.loadLibrary("ScriptForge")
	oDialog = CreateUnoDialog(DialogLibraries.Standard.Zahlungsmaske) 
	ListBox_Templates = oDialog.getControl("ListBox_Templates") 
	Tbl_Parameter = oDialog.getControl("Tbl_Parameter")
    oParameterDataModel = createUnoService( "com.sun.star.awt.grid.DefaultGridDataModel")
    Tbl_Parameter.Model.GridDataModel = oParameterDataModel
	Cb_SaveTemplateOnAccept = oDialog.getControl("Cb_SaveTemplateOnAccept") 
	Cb_TemplateInFolderName =  oDialog.getControl("Cb_TemplateInFolderName") 
	Cb_TemplateInFolderName.State = True
    oSFA = CreateUnoService("com.sun.star.ucb.SimpleFileAccess")
    
    LoadReplaceMarkers
	
	If Not LoadTemplateFolders = 0 Then
		Init = False
		oDialog.setVisible(True)
		oDialogRunning = True
		Do While oDialogRunning
		    Wait 100
		Loop
	End If 'oDialog.setPropertyValue("AlwaysOnTop", True) 
	Init = False
End Sub

Sub CloseUI()
	oProps = Nothing
	TempDic = Nothing
	Redim CurrPars(0,1)
	oParameterDataModel = Nothing
	Tbl_Parameter = Nothing
	ListBox_Templates = Nothing
	Cb_SaveTemplateOnAccept = Nothing
	Cb_TemplateInFolderName =  Nothing
	oSFA = Nothing
    oDialog.setVisible(False)
    oDialog = Nothing
    oDialogRunning = False
End Sub

Dim LastGridClick As Double
Dim LastCurRow As Integer

Sub GridClick()
	If LastGridClick = 0 Then
		LastCurRow = -5
	End If
	Dim NewStr As String, ValStr As String, KeyStr As String
	Dim CurRow As Integer, CurCol As Integer
	CurRow = Tbl_Parameter.CurrentRow
	CurCol = Tbl_Parameter.CurrentColumn
	If (CurCol = 0 And Timer - LastGridClick &lt; 0.1 And LastCurRow = CurRow) Or CurCol = 1 Then
		KeyStr = oParameterDataModel.getCellData(0, Tbl_Parameter.CurrentRow)
		ValStr = oParameterDataModel.getCellData(1, Tbl_Parameter.CurrentRow)
		If CurRow = 0 And CurCol = 0 Then
			MsgBox "Kann Placeholder '" &amp; KeyStr &amp; "' nicht bearbeiten, da dieser zur Generation des Speicherort-Foldernamens benötigt wird."
			Exit Sub
		End If
		If CurCol = 0 Then
			NewStr = GetUserStr("Placeholder '" &amp; KeyStr &amp; "' to: ", "Change Cell" , KeyStr)
		Else
			NewStr = GetUserStr("Change '" &amp; ValStr &amp; "' (from Placeholder '" &amp; KeyStr &amp; "') to: ", "Change Cell" , ValStr)
		End If
		
		If Not NewStr = "" Then
			If CurCol = 0 Then
				Dim i as Integer
				For i = LBound(CurrPars) To Ubound(CurrPars) - 1
					If Not i = CurRow And NewStr = CurrPars(i,0) Then
						i = -5
						Exit For
					End If
				Next i
				If i = -5 Then
					MsgBox "Placeholder: ' " &amp; NewStr &amp; "' bereits vorhanden!"
					Exit Sub
				End If
			End If
			CurrPars(CurRow, CurCol) = NewStr
			oProps.CurrPars = SerArray2D(CurrPars)
			ReloadTableFrom2DArray
		End If
	End If
	LastCurRow = CurRow
	LastGridClick = Timer
End Sub

Sub GridAdd()
	Dim NewStr As String
	NewStr = GetUserStr("Bitte Placeholder eingeben:", "Add Placeholder" , "")
	If Not NewStr = "" Then
		Dim i as Integer
		For i = LBound(CurrPars) To Ubound(CurrPars)
			If NewStr = CurrPars(i,0) Then
				i = -5
				Exit For
			End If
		Next i
		If i = -5 Then
			MsgBox "Placeholder: ' " &amp; NewStr &amp; "' bereits vorhanden!"
			Exit Sub
		End If
		CurrPars = RealRedimPreserve2D(CurrPars, 0, UBound(CurrPars,1) + 1, 0, UBound(CurrPars,2))
		CurrPars(UBound(CurrPars), 0) = NewStr
		oProps.CurrPars = SerArray2D(CurrPars)
		ReloadTableFrom2DArray
		Tbl_Parameter.selectRow(UBound(CurrPars))
		LastCurRow = UBound(CurrPars)
	End If
End Sub

Dim LastRemoveGridClick As Double
Sub GridRemove()
	If Timer - LastRemoveGridClick &lt; 0.1 Then
		Dim CurRow As Integer, CurKey As String
		CurRow = Tbl_Parameter.CurrentRow
		CurKey = oParameterDataModel.getCellData(0, CurRow)
		If Not CurRow &lt; 0 Then
			If CurRow = 0 Then
				MsgBox "Kann Placeholder '" &amp; CurrPars(CurRow,0) &amp; "' nicht löschen, da er zum Generation des Speicherort-Foldernamens benötigt wird."
				Exit Sub
			End If
			CurrPars = RemoveRow2DArray(CurrPars, CurRow)
			oProps.CurrPars = SerArray2D(CurrPars)
			ReloadTableFrom2DArray
			MsgBox "Placeholder: ' " &amp; CurKey &amp; "' wurde gelöscht!"
		End If 
	End If
	LastRemoveGridClick = Timer
End Sub



Function LoadReplaceMarkers() As Boolean
	If HasProp("CurrPars") Then
	    CurrPars = DeArray2D(oProps.CurrPars)
	Else
		ReDim CurrPars(0 To 3, 0 To 1)
	    CurrPars(0,0) = "{{FIRMA}}"
	    CurrPars(1,0) = "{{ORT}}"
	    CurrPars(2,0) = "{{STRAßE}}"
	    CurrPars(3,0) = "{{STELLE}}"
	    'oProps.CurrPars = SerArray2D(CurrPars)
	    oProps.addProperty("CurrPars", 0, SerArray2D(CurrPars))
	End If
	'Tbl_Parameter.clear()
	ReloadTableFrom2DArray
End Function

Sub ReloadTableFrom2DArray() 
	Dim i As Long, v
	v = CurrPars

    ' Table vorbereiten
    If Tbl_Parameter.Model.ColumnModel.ColumnCount = 0 Then
	    Dim TCol
	    TCol = Tbl_Parameter.Model.ColumnModel.CreateColumn()
	    TCol.Title = "Von"
	    TCol.MaxWidth = Tbl_Parameter.Size.Width / 4
	    Tbl_Parameter.Model.ColumnModel.AddColumn(TCol)
	    
	    TCol = Tbl_Parameter.Model.ColumnModel.CreateColumn()
	    TCol.Title = "Zu"
	    TCol.MaxWidth = Tbl_Parameter.Size.Width / 4
	    Tbl_Parameter.Model.ColumnModel.AddColumn(TCol)
	End If
    
   	Do While oParameterDataModel.RowCount &gt; 0
   		oParameterDataModel.removeRow(0)
   	Loop
	'first parameter is for header title if row header exists, else put empty string
	For i = LBound(v) To UBound(v)
		oParameterDataModel.addRow ( i+1, Array( v(i,0), v(i,1)) )
	Next i
	Tbl_Parameter.Visible = False
	Tbl_Parameter.Visible = True
End Sub

Function HasProp(sName As String) As Boolean
    On Error Resume Next
    HasProp = oProps.PropertySetInfo.hasPropertyByName(sName)
    If Not Err = 0 Then
    	HasProp = False
    End If
    Err = 0
End Function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has02 As Boolean
    Dim has03 As Boolean

    Dim i As Long
    For i = LBound(aFiles) To UBound(aFiles)
        Dim sName As String
        sName = GetFileName(aFiles(i))

        If InStr(sName, "01_") = 1 And Right(sName, Len("_Anschreiben.odt")) = "_Anschreiben.odt" Then has01 = True
        If InStr(sName, "02_") = 1 And Right(sName, Len("_Lebenslauf.odt")) = "_Lebenslauf.odt" Then has02 = True
        If InStr(sName, "03_") = 1 And Right(sName, Len("_Zeugnisse.odt")) = "_Zeugnisse.odt" Then has03 = True
    Next i

    IsValidTemplateFolder = has01 And has02 And has03
End Function

Function GetFolderName(sURL As String) As String
	Dim TRightName As String
	TRightName = Mid(sURL, InStrRev(sURL, "/") + 1)
	Dim PointPlace As Integer
	PointPlace = Len(TRightName) - InStrRev(TRightName, ".")
	If PointPlace = Len(TRightName) Then
		GetFolderName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Dim i As Integer
    
    For i = LBound(CurrPars) To UBound(CurrPars)
    	oDoc.CurrentController.getViewCursor()
	    Set oSearch = oDoc.createSearchDescriptor()
	    oSearch.SearchString = Currpars(i,0)
	    oSearch.ReplaceString = Currpars(i,1)
		oDoc.replaceAll(oSearch)
    Next i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Dim CompanyName As String
	CreateBewerbung = ""
    CompanyName = CurrPars(0,1)
    If CompanyName = "" Then
    	MsgBox "Kann Bewerbung nicht generieren - Placeholder '" &amp; CurrPars(0,0) &amp; "' hat keinen Wert - dieser wird zur Generation des Speicherort-Ordnernamens benötigt."
    	Tbl_Parameter.selectRow(0)
    	Exit Function
    End If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sDocURL = GeneratorDoc.getURL()
    sBasePath = GetFolderURL(sDocURL)
    sGeneratedPath = sBasePath &amp; "/Generated"
    If Not oSFA.exists(sGeneratedPath) Then oSFA.createFolder(sGeneratedPath)
    
    Dim sTargetFolder As String
    
    Dim FolderStr As String
    If Cb_TemplateInFolderName.State = True Then
    	FolderStr = GetFolderName(SourceFolderURL) &amp; "-" &amp; CompanyName
    Else
    	FolderStr = CompanyName
    End If
    sTargetFolder = sGeneratedPath &amp; "/" &amp; FolderStr
    sTargetFolder = ConvertToURL(sTargetFolder)
    If Not oSFA.exists(sTargetFolder) Then oSFA.createFolder(sTargetFolder)
    
    Dim sAnschreibenURL As String
    Dim CurURL As String
    Dim i As Long
    Dim oAnschreiben As Object
    Dim CurTemplURL As String
    CurTemplURL = CurrentTemplate.getURL()
    
    ' Anschreiben finden und kopieren
    For i = LBound(aFiles) To UBound(aFiles)
    	If Not InStr(aFiles(i), "~lock") &gt; 0 Then
    		CurURL = sTargetFolder &amp; "/" &amp; GetFileName(aFiles(i))
	        If Not aFiles(i) = CurTemplURL Then	            
	            oSFA.copy(aFiles(i), CurURL, Array(MakePropertyValue("Overwrite", True)))
	        Else
	        	sAnschreibenURL = CurURL
	        	Dim CurOpenDoc As Object
	        	CurOpenDoc = GetDocFromURL(CurURL)
	        	If Not CurOpenDoc Is Nothing Then
	        		CloseDOC CurOpenDoc
	        	End If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Function GetDocFromURL(URL As String) As Object
	Set GetDocFromURL = Nothing
	URL = Replace(URL, "file:///", "")
	Dim oDoc As Object
	For Each oDoc In StarDesktop.Components
		'MsgBox oDoc.URL &amp; vbCrLf &amp; URL
		If InStr(oDoc.URL, URL) &gt; 0 Then 
			Set GetDocFromURL = oDoc
			Exit For
		End If
	Next oDoc
End Function

Sub OKPressed()		
	
	If Cb_SaveTemplateOnAccept.State = True Then
		SaveCurrentDoc
	End If
	
	Dim sCreatedBewerbungFolderURL As String
	sCreatedBewerbungFolderURL = CreateBewerbung()
	If Left(sCreatedBewerbungFolderURL, Len("Error:")) = "Error:" Then
		MsgBox sCreatedBewerbungFolderURL
		Exit Sub
	ElseIf sCreatedBewerbungFolderURL = "" Then
		Exit Sub
	End If
	MsgBox "Erfolgreich generierte Bewerbung unter '" &amp; Replace(sCreatedBewerbungFolderURL, "file:///","") &amp; "' gespeichert und zum Bearbeiten geöffnet!"
	Dim SelDoc As Object
	SelDoc = GetDocFromURL(sCreatedBewerbungFolderURL)
	SelDoc.setFocus()
	'OpenDoc sCreatedBewerbungFolderURL, False, True
End Sub

Sub CancelPressed()
	If Cb_SaveTemplateOnAccept.State = True Then
		SaveCurrentDOC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CurrentTemplate = Nothing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CurrentTemplate = SwitchOpenDoc(CurrentTemplate, GetFile(gTemplateFolderURLs(ListBox_Templates.selectedItemPos()), "_Anschreiben.odt"), Cb_SaveTemplateOnAccept.State = True, False, True)
			oDialog.getPeer().toFront()
		End If
	End If
	fLastSelectionChange = Timer
End Sub

Dim tLastListBoxClick As Double
Sub TemplateClicked()
	If Timer - tLastListBoxClick &lt; 0.1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Replace(ConvertToURL(NewFolderName), "file:///", "")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sNewURL)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Replace(ConvertToURL(NewFolderName), "file:///", "")
		Dim sNewURL As String
		sNewURL = Left(sCurrFolderUrl, Len(sCurrFolderURL) - Len(sCurrFolder)) &amp; NewFolderName
		SaveDOC CurrentTemplate, True
		CurrentTemplate = Nothing
		oSFA.copy(sCurrFolderURL, sNewURL)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1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As Object
	OpenDOC = Nothing
	Dim TDoc As Object
	If Not oSFA.exists(sDoc) Or Not Right(sDoc, 4) = ".odt" Then 
		Exit Function
	End If
	
    Dim oDesktop As Object
    oDesktop = CreateUnoService("com.sun.star.frame.Desktop")
    Dim oArgs(0) As New com.sun.star.beans.PropertyValue
	If bHidden = True Then				
		oArgs(0).Name = "Hidden"
		oArgs(0).Value = True
	End If
	TDoc = oDesktop.loadComponentFromURL(sDoc, "_blank", 0, oArgs())
	If bFocus = True Then
		TDoc.CurrentController.Frame.ContainerWindow.setFocus()
	End If
	OpenDoc = TDoc
End Function

Function GetFile(Folder As String, Filter As String) As String
	GetFile = ""
	Dim aFiles As Variant
    aFiles = oSFA.getFolderContents(Folder, True)
    Dim aFile as Object, i as Integer
    For i = LBound(aFiles) To UBound(aFiles)
        Dim sName As String
        sName = GetFileName(aFiles(i))
        If Right(sName, Len(Filter)) = Filter Then
        	GetFile = aFiles(i)
        	Exit For
        End If
	Next i
End Function

Function SerPrim(v)
    Select Case VarType(v)
        Case 2,3,4,5,6,7,8,11 ' Integer, Long, Single, Double, Currency, Date, String, Boolean
            SerPrim = VarType(v) &amp; ":" &amp; Replace(CStr(v), "\", "\\")
        Case Else
            SerPrim = "0:"
    End Select
End Function

Function SerArray(a)
    Dim i As Long, s As String
    s = "A|"
    For i = LBound(a) To UBound(a)
        s = s &amp; SerPrim(a(i)) &amp; "|"
    Next
    SerArray = s
End Function

Function SerArray2D(a)
    Dim r As Long, c As Long
    Dim rL As Long, rU As Long
    Dim cL As Long, cU As Long
    Dim s As String

    rL = LBound(a, 1)
    rU = UBound(a, 1)
    cL = LBound(a, 2)
    cU = UBound(a, 2)

    s = "A2|" &amp; (rU - rL + 1) &amp; "|" &amp; (cU - cL + 1) &amp; "|"

    For r = rL To rU
        For c = cL To cU
            s = s &amp; SerPrim(a(r, c)) &amp; "|"
        Next c
    Next r

    SerArray2D = s
End Function

Function SerDict(d)
    Dim k
    Dim s As String
    s = "D|"
    For Each k In d.Keys
        s = s &amp; SerPrim(k) &amp; "=" &amp; SerPrim(d.Item(k)) &amp; "|"
    Next k
    SerDict = s
End Function

Function DePrim(s)
    Dim t As Integer, v As String
    t = CInt(Left(s, InStr(s, ":") - 1))
    v = Replace(Mid(s, InStr(s, ":") + 1), "\\", "\")
    Select Case t
        Case 2: DePrim = CInt(v)
        Case 3: DePrim = CLng(v)
        Case 4: DePrim = CSng(v)
        Case 5: DePrim = CDbl(v)
        Case 6: DePrim = CCur(v)
        Case 7: DePrim = CDate(v)
        Case 8: DePrim = v
        Case 11: DePrim = CBool(v)
        Case Else: DePrim = Empty
    End Select
End Function

Function DeArray(s)
    Dim a(), p(), i As Long
    p = Split(Mid(s, 3), "|")
    ReDim a(0 To UBound(p) - 1)
    For i = 0 To UBound(a)
        a(i) = DePrim(p(i))
    Next
    DeArray = a
End Function

Function DeArray2D(s)
    Dim p(), a()
    Dim rows As Long, cols As Long
    Dim r As Long, c As Long
    Dim i As Long, idx As Long

    p = Split(s, "|")

    If p(0) &lt;&gt; "A2" Then Err.Raise 5, , "Kein 2D-Array"

    rows = CLng(p(1))
    cols = CLng(p(2))

    ReDim a(0 To rows - 1, 0 To cols - 1)

    idx = 3
    For r = 0 To rows - 1
        For c = 0 To cols - 1
            a(r, c) = DePrim(p(idx))
            idx = idx + 1
        Next c
    Next r

    DeArray2D = a
End Function

Function DeDict(s) As Object
    Dim d As Object
    Dim p()
    Dim kv() As String
    Dim i As Long
    Dim m As String
    m = Mid(s, 3)
    d = CreateObject("Scripting.Dictionary")
    p = Split(Mid(s, 3), "|")
    For i = 0 To UBound(p) - 1
        kv = Split(p(i), "=")
        d.Add DePrim(kv(0)), DePrim(kv(1))
    Next
    DeDict = d
    TempDic = d
End Function

Function DictTo2DArray(d As Object) As Variant
    Dim a(), i As Long, k As Variant
    ReDim a(0 To d.Count - 1, 0 To 1)
    i = 0
    For Each k In d.Keys
        a(i, 0) = k       ' Key
        a(i, 1) = d.Item(k) ' Value
        i = i + 1
    Next
    DictTo2DArray = a
End Function

Function RemoveRow2DArray(v, rowToRemove As Long)
    Dim rows As Long, cols As Long
    rows = UBound(v,1)
    cols = UBound(v,2)

    Dim nv()
    ReDim nv(rows-1, cols)

    Dim r As Long, c As Long, nr As Long
    nr = 0

    For r = 0 To rows
        If r &lt;&gt; rowToRemove Then
            For c = 0 To cols
                nv(nr, c) = v(r, c)
            Next c
            nr = nr + 1
        End If
    Next r

    RemoveRow2DArray = nv
End Function

Function RealRedimPreserve2D(Arr, lDim1 As integer, uDim1 As Integer, lDim2 As Integer, uDim2 As Integer)
	Dim NewArr(), i As Integer, j As Integer
	Redim NewArr(lDim1 To uDim1, lDim2 To uDim2)
	For i = lDim1 To uDim1
		For j = lDim2 To uDim2
			If Not i &gt; UBound(Arr,1) Then
				If Not j &gt; UBound(Arr,2) Then
					NewArr(i, j) = Arr(i, j)
				End If
			End If
		Next j
	Next i
	RealRedimPreserve2D = NewAr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471" dlg:height="169" dlg:closeable="true" dlg:moveable="true" dlg:title="Bewerbung erstellen">
  <script:event script:event-name="on-keyup" script:macro-name="vnd.sun.star.script:Standard.Module1.Test?language=Basic&amp;location=application" script:language="Script"/>
  <dlg:bulletinboard>
    <dlg:button dlg:id="Btn_Cancel" dlg:tab-index="2" dlg:left="30" dlg:top="142" dlg:width="46" dlg:height="15" dlg:value="Abbruch">
      <script:event script:event-name="on-performaction" script:macro-name="vnd.sun.star.script:Standard.Main.CancelPressed?language=Basic&amp;location=document" script:language="Script"/>
    </dlg:button>
    <dlg:text dlg:id="Lbl_Template" dlg:tab-index="4" dlg:left="242" dlg:top="8" dlg:width="38" dlg:height="8" dlg:value="Template"/>
    <dlg:menulist dlg:id="ListBox_Templates" dlg:tab-index="0" dlg:left="240" dlg:top="19" dlg:width="89"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1" dlg:left="26" dlg:top="118" dlg:width="59" dlg:height="15" dlg:value="Akzeptieren">
      <script:event script:event-name="on-performaction" script:macro-name="vnd.sun.star.script:Standard.Main.OKPressed?language=Basic&amp;location=document" script:language="Script"/>
    </dlg:button>
    <dlg:radiogroup>
      <dlg:radio dlg:id="Cb_SaveTemplateOnAccept" dlg:tab-index="6" dlg:left="335" dlg:top="91" dlg:width="102" dlg:height="8" dlg:value="Template bei Änderung speichern"/>
    </dlg:radiogroup>
    <dlg:button dlg:id="Btn_SaveTemplate" dlg:tab-index="5" dlg:left="335" dlg:top="18" dlg:width="59" dlg:height="15" dlg:value="Template speichern">
      <script:event script:event-name="on-performaction" script:macro-name="vnd.sun.star.script:Standard.Main.SaveCurrentDoc?language=Basic&amp;location=document" script:language="Script"/>
    </dlg:button>
    <dlg:button dlg:id="Btn_CopyTemplate" dlg:tab-index="7" dlg:left="335" dlg:top="43" dlg:width="59" dlg:height="15" dlg:value="Template kopieren">
      <script:event script:event-name="on-performaction" script:macro-name="vnd.sun.star.script:Standard.Main.TemplateCopy?language=Basic&amp;location=document" script:language="Script"/>
    </dlg:button>
    <dlg:button dlg:id="Btn_RemoveTemplate" dlg:tab-index="8" dlg:left="335" dlg:top="68" dlg:width="59" dlg:height="15" dlg:value="Template löschen">
      <script:event script:event-name="on-performaction" script:macro-name="vnd.sun.star.script:Standard.Main.TemplateRemove?language=Basic&amp;location=document" script:language="Script"/>
    </dlg:button>
    <dlg:radiogroup>
      <dlg:radio dlg:id="Cb_TemplateInFolderName" dlg:tab-index="9" dlg:left="87" dlg:top="142" dlg:width="134" dlg:height="8" dlg:value="Template in erzeugtem Ordnernamen speichern" dlg:checked="true"/>
    </dlg:radiogroup>
    <dlg:text dlg:id="Lbl_Parameters" dlg:tab-index="3" dlg:left="17" dlg:top="9" dlg:width="38" dlg:height="8" dlg:value="Parameter"/>
    <dlg:table dlg:id="Tbl_Parameter" dlg:tab-index="10" dlg:left="19" dlg:top="21" dlg:width="123" dlg:height="89" dlg:usegridlines="true">
      <script:event script:event-name="on-mouseup" script:macro-name="vnd.sun.star.script:Standard.Main.GridClick?language=Basic&amp;location=document" script:language="Script"/>
    </dlg:table>
    <dlg:button dlg:id="Btn_ParameterAdd" dlg:tab-index="11" dlg:left="147" dlg:top="25" dlg:width="48" dlg:height="15" dlg:value="Hinzufügen">
      <script:event script:event-name="on-performaction" script:macro-name="vnd.sun.star.script:Standard.Main.GridAdd?language=Basic&amp;location=document" script:language="Script"/>
    </dlg:button>
    <dlg:button dlg:id="Btn_ParameterRemove" dlg:tab-index="12" dlg:left="147" dlg:top="44" dlg:width="46" dlg:height="15" dlg:value="Löschen">
      <script:event script:event-name="on-performaction" script:macro-name="vnd.sun.star.script:Standard.Main.GridRemove?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